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9.73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2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Régions X Typologie Mutuelles X Typologie Mutuell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5" office:value-type="string" calcext:value-type="string">
            <text:p>Région</text:p>
          </table:table-cell>
          <table:table-cell table:style-name="ce8" office:value-type="string" calcext:value-type="string">
            <text:p>Typologie Mutuelles</text:p>
          </table:table-cell>
          <table:table-cell table:style-name="ce8" office:value-type="string" calcext:value-type="string">
            <text:p>Typologie Mutuelles détaillée</text:p>
          </table:table-cell>
          <table:table-cell table:style-name="ce10" office:value-type="string" calcext:value-type="string">
            <text:p>Nombre d’établissements</text:p>
          </table:table-cell>
          <table:table-cell table:style-name="ce10" office:value-type="string" calcext:value-type="string">
            <text:p>Effectifs au 31/12</text:p>
          </table:table-cell>
          <table:table-cell table:style-name="ce10" office:value-type="string" calcext:value-type="string">
            <text:p>Effectifs EQTP</text:p>
          </table:table-cell>
          <table:table-cell table:style-name="ce10" office:value-type="string" calcext:value-type="string">
            <text:p>Rémunérations brutes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329" calcext:value-type="float">
            <text:p>7 329</text:p>
          </table:table-cell>
          <table:table-cell table:style-name="ce11" office:value-type="float" office:value="132915" calcext:value-type="float">
            <text:p>132 915</text:p>
          </table:table-cell>
          <table:table-cell table:style-name="ce11" office:value-type="float" office:value="122342" calcext:value-type="float">
            <text:p>122 342</text:p>
          </table:table-cell>
          <table:table-cell table:style-name="ce11" office:value-type="float" office:value="5064427368" calcext:value-type="float">
            <text:p>5 064 427 3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7023" calcext:value-type="float">
            <text:p>7 023</text:p>
          </table:table-cell>
          <table:table-cell table:style-name="ce11" office:value-type="float" office:value="6087" calcext:value-type="float">
            <text:p>6 087</text:p>
          </table:table-cell>
          <table:table-cell table:style-name="ce11" office:value-type="float" office:value="143049471" calcext:value-type="float">
            <text:p>143 049 4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83085362" calcext:value-type="float">
            <text:p>83 085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3686123" calcext:value-type="float">
            <text:p>13 686 1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08" calcext:value-type="float">
            <text:p>4 608</text:p>
          </table:table-cell>
          <table:table-cell table:style-name="ce11" office:value-type="float" office:value="80750" calcext:value-type="float">
            <text:p>80 750</text:p>
          </table:table-cell>
          <table:table-cell table:style-name="ce11" office:value-type="float" office:value="76578" calcext:value-type="float">
            <text:p>76 578</text:p>
          </table:table-cell>
          <table:table-cell table:style-name="ce11" office:value-type="float" office:value="3479677868" calcext:value-type="float">
            <text:p>3 479 677 868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291" calcext:value-type="float">
            <text:p>14 291</text:p>
          </table:table-cell>
          <table:table-cell table:style-name="ce11" office:value-type="float" office:value="12612" calcext:value-type="float">
            <text:p>12 612</text:p>
          </table:table-cell>
          <table:table-cell table:style-name="ce11" office:value-type="float" office:value="347783143" calcext:value-type="float">
            <text:p>347 783 14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1314" calcext:value-type="float">
            <text:p>21 314</text:p>
          </table:table-cell>
          <table:table-cell table:style-name="ce11" office:value-type="float" office:value="18698" calcext:value-type="float">
            <text:p>18 698</text:p>
          </table:table-cell>
          <table:table-cell table:style-name="ce11" office:value-type="float" office:value="490832614" calcext:value-type="float">
            <text:p>490 832 614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791" calcext:value-type="float">
            <text:p>4 791</text:p>
          </table:table-cell>
          <table:table-cell table:style-name="ce11" office:value-type="float" office:value="82820" calcext:value-type="float">
            <text:p>82 820</text:p>
          </table:table-cell>
          <table:table-cell table:style-name="ce11" office:value-type="float" office:value="78492" calcext:value-type="float">
            <text:p>78 492</text:p>
          </table:table-cell>
          <table:table-cell table:style-name="ce11" office:value-type="float" office:value="3576449353" calcext:value-type="float">
            <text:p>3 576 449 35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0" calcext:value-type="float">
            <text:p>1 090</text:p>
          </table:table-cell>
          <table:table-cell table:style-name="ce11" office:value-type="float" office:value="6891" calcext:value-type="float">
            <text:p>6 891</text:p>
          </table:table-cell>
          <table:table-cell table:style-name="ce11" office:value-type="float" office:value="6413" calcext:value-type="float">
            <text:p>6 413</text:p>
          </table:table-cell>
          <table:table-cell table:style-name="ce11" office:value-type="float" office:value="216346550" calcext:value-type="float">
            <text:p>216 346 550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21890" calcext:value-type="float">
            <text:p>21 890</text:p>
          </table:table-cell>
          <table:table-cell table:style-name="ce11" office:value-type="float" office:value="18739" calcext:value-type="float">
            <text:p>18 739</text:p>
          </table:table-cell>
          <table:table-cell table:style-name="ce11" office:value-type="float" office:value="780798851" calcext:value-type="float">
            <text:p>780 798 85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7023" calcext:value-type="float">
            <text:p>7 023</text:p>
          </table:table-cell>
          <table:table-cell table:style-name="ce11" office:value-type="float" office:value="6087" calcext:value-type="float">
            <text:p>6 087</text:p>
          </table:table-cell>
          <table:table-cell table:style-name="ce11" office:value-type="float" office:value="143049471" calcext:value-type="float">
            <text:p>143 049 471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14291" calcext:value-type="float">
            <text:p>14 291</text:p>
          </table:table-cell>
          <table:table-cell table:style-name="ce11" office:value-type="float" office:value="12612" calcext:value-type="float">
            <text:p>12 612</text:p>
          </table:table-cell>
          <table:table-cell table:style-name="ce11" office:value-type="float" office:value="347783143" calcext:value-type="float">
            <text:p>347 783 14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83085362" calcext:value-type="float">
            <text:p>83 085 362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3686123" calcext:value-type="float">
            <text:p>13 686 123</text:p>
          </table:table-cell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608" calcext:value-type="float">
            <text:p>4 608</text:p>
          </table:table-cell>
          <table:table-cell table:style-name="ce11" office:value-type="float" office:value="80750" calcext:value-type="float">
            <text:p>80 750</text:p>
          </table:table-cell>
          <table:table-cell table:style-name="ce11" office:value-type="float" office:value="76578" calcext:value-type="float">
            <text:p>76 578</text:p>
          </table:table-cell>
          <table:table-cell table:style-name="ce11" office:value-type="float" office:value="3479677868" calcext:value-type="float">
            <text:p>3 479 677 86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081" calcext:value-type="float">
            <text:p>1 081</text:p>
          </table:table-cell>
          <table:table-cell table:style-name="ce11" office:value-type="float" office:value="18619" calcext:value-type="float">
            <text:p>18 619</text:p>
          </table:table-cell>
          <table:table-cell table:style-name="ce11" office:value-type="float" office:value="16689" calcext:value-type="float">
            <text:p>16 689</text:p>
          </table:table-cell>
          <table:table-cell table:style-name="ce11" office:value-type="float" office:value="651193528" calcext:value-type="float">
            <text:p>651 193 528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8123" calcext:value-type="float">
            <text:p>8 123</text:p>
          </table:table-cell>
          <table:table-cell table:style-name="ce11" office:value-type="float" office:value="7412" calcext:value-type="float">
            <text:p>7 412</text:p>
          </table:table-cell>
          <table:table-cell table:style-name="ce11" office:value-type="float" office:value="231817433" calcext:value-type="float">
            <text:p>231 817 43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8501" calcext:value-type="float">
            <text:p>8 501</text:p>
          </table:table-cell>
          <table:table-cell table:style-name="ce11" office:value-type="float" office:value="7779" calcext:value-type="float">
            <text:p>7 779</text:p>
          </table:table-cell>
          <table:table-cell table:style-name="ce11" office:value-type="float" office:value="276984937" calcext:value-type="float">
            <text:p>276 984 937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32" calcext:value-type="float">
            <text:p>332</text:p>
          </table:table-cell>
          <table:table-cell table:style-name="ce11" office:value-type="float" office:value="6540" calcext:value-type="float">
            <text:p>6 540</text:p>
          </table:table-cell>
          <table:table-cell table:style-name="ce11" office:value-type="float" office:value="6175" calcext:value-type="float">
            <text:p>6 175</text:p>
          </table:table-cell>
          <table:table-cell table:style-name="ce11" office:value-type="float" office:value="250709696" calcext:value-type="float">
            <text:p>250 709 696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19428204" calcext:value-type="float">
            <text:p>19 428 20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6867" calcext:value-type="float">
            <text:p>6 867</text:p>
          </table:table-cell>
          <table:table-cell table:style-name="ce11" office:value-type="float" office:value="6489" calcext:value-type="float">
            <text:p>6 489</text:p>
          </table:table-cell>
          <table:table-cell table:style-name="ce11" office:value-type="float" office:value="272196786" calcext:value-type="float">
            <text:p>272 196 786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93" calcext:value-type="float">
            <text:p>493</text:p>
          </table:table-cell>
          <table:table-cell table:style-name="ce11" office:value-type="float" office:value="5862" calcext:value-type="float">
            <text:p>5 862</text:p>
          </table:table-cell>
          <table:table-cell table:style-name="ce11" office:value-type="float" office:value="5594" calcext:value-type="float">
            <text:p>5 594</text:p>
          </table:table-cell>
          <table:table-cell table:style-name="ce11" office:value-type="float" office:value="223450955" calcext:value-type="float">
            <text:p>223 450 955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691" calcext:value-type="float">
            <text:p>691</text:p>
          </table:table-cell>
          <table:table-cell table:style-name="ce11" office:value-type="float" office:value="23373" calcext:value-type="float">
            <text:p>23 373</text:p>
          </table:table-cell>
          <table:table-cell table:style-name="ce11" office:value-type="float" office:value="21551" calcext:value-type="float">
            <text:p>21 551</text:p>
          </table:table-cell>
          <table:table-cell table:style-name="ce11" office:value-type="float" office:value="1086272956" calcext:value-type="float">
            <text:p>1 086 272 956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29905989" calcext:value-type="float">
            <text:p>29 905 989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5898" calcext:value-type="float">
            <text:p>5 898</text:p>
          </table:table-cell>
          <table:table-cell table:style-name="ce11" office:value-type="float" office:value="5432" calcext:value-type="float">
            <text:p>5 432</text:p>
          </table:table-cell>
          <table:table-cell table:style-name="ce11" office:value-type="float" office:value="232544715" calcext:value-type="float">
            <text:p>232 544 71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774" calcext:value-type="float">
            <text:p>774</text:p>
          </table:table-cell>
          <table:table-cell table:style-name="ce11" office:value-type="float" office:value="17805" calcext:value-type="float">
            <text:p>17 805</text:p>
          </table:table-cell>
          <table:table-cell table:style-name="ce11" office:value-type="float" office:value="16914" calcext:value-type="float">
            <text:p>16 914</text:p>
          </table:table-cell>
          <table:table-cell table:style-name="ce11" office:value-type="float" office:value="762740054" calcext:value-type="float">
            <text:p>762 740 05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12809" calcext:value-type="float">
            <text:p>12 809</text:p>
          </table:table-cell>
          <table:table-cell table:style-name="ce11" office:value-type="float" office:value="11684" calcext:value-type="float">
            <text:p>11 684</text:p>
          </table:table-cell>
          <table:table-cell table:style-name="ce11" office:value-type="float" office:value="434745183" calcext:value-type="float">
            <text:p>434 745 18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8734" calcext:value-type="float">
            <text:p>8 734</text:p>
          </table:table-cell>
          <table:table-cell table:style-name="ce11" office:value-type="float" office:value="7762" calcext:value-type="float">
            <text:p>7 762</text:p>
          </table:table-cell>
          <table:table-cell table:style-name="ce11" office:value-type="float" office:value="274796616" calcext:value-type="float">
            <text:p>274 796 61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number-columns-repeated="2" table:style-name="ce6" office:value-type="string" calcext:value-type="string">
            <text:p>Ensemble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7698" calcext:value-type="float">
            <text:p>7 698</text:p>
          </table:table-cell>
          <table:table-cell table:style-name="ce11" office:value-type="float" office:value="6878" calcext:value-type="float">
            <text:p>6 878</text:p>
          </table:table-cell>
          <table:table-cell table:style-name="ce11" office:value-type="float" office:value="281686807" calcext:value-type="float">
            <text:p>281 686 80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245" calcext:value-type="float">
            <text:p>1 24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25738336" calcext:value-type="float">
            <text:p>25 738 3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6303136" calcext:value-type="float">
            <text:p>16 303 1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9362" calcext:value-type="float">
            <text:p>9 36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4858300" calcext:value-type="float">
            <text:p>374 858 300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208" calcext:value-type="float">
            <text:p>3 208</text:p>
          </table:table-cell>
          <table:table-cell table:style-name="ce11" office:value-type="float" office:value="2732" calcext:value-type="float">
            <text:p>2 732</text:p>
          </table:table-cell>
          <table:table-cell table:style-name="ce11" office:value-type="float" office:value="77878209" calcext:value-type="float">
            <text:p>77 878 20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1607" calcext:value-type="float">
            <text:p>1 607</text:p>
          </table:table-cell>
          <table:table-cell table:style-name="ce11" office:value-type="float" office:value="33167404" calcext:value-type="float">
            <text:p>33 167 40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72793" calcext:value-type="float">
            <text:p>1 072 79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539" calcext:value-type="float">
            <text:p>2 539</text:p>
          </table:table-cell>
          <table:table-cell table:style-name="ce11" office:value-type="float" office:value="2476" calcext:value-type="float">
            <text:p>2 476</text:p>
          </table:table-cell>
          <table:table-cell table:style-name="ce11" office:value-type="float" office:value="98703410" calcext:value-type="float">
            <text:p>98 703 410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002" calcext:value-type="float">
            <text:p>2 002</text:p>
          </table:table-cell>
          <table:table-cell table:style-name="ce11" office:value-type="float" office:value="1721" calcext:value-type="float">
            <text:p>1 721</text:p>
          </table:table-cell>
          <table:table-cell table:style-name="ce11" office:value-type="float" office:value="48200763" calcext:value-type="float">
            <text:p>48 200 76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12737813" calcext:value-type="float">
            <text:p>12 737 81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3816952" calcext:value-type="float">
            <text:p>3 816 95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3880" calcext:value-type="float">
            <text:p>3 880</text:p>
          </table:table-cell>
          <table:table-cell table:style-name="ce11" office:value-type="float" office:value="3696" calcext:value-type="float">
            <text:p>3 696</text:p>
          </table:table-cell>
          <table:table-cell table:style-name="ce11" office:value-type="float" office:value="146710200" calcext:value-type="float">
            <text:p>146 710 20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384" calcext:value-type="float">
            <text:p>1 384</text:p>
          </table:table-cell>
          <table:table-cell table:style-name="ce11" office:value-type="float" office:value="1195" calcext:value-type="float">
            <text:p>1 195</text:p>
          </table:table-cell>
          <table:table-cell table:style-name="ce11" office:value-type="float" office:value="31953852" calcext:value-type="float">
            <text:p>31 953 85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737322" calcext:value-type="float">
            <text:p>2 737 32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9042123" calcext:value-type="float">
            <text:p>9 042 12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87263505" calcext:value-type="float">
            <text:p>187 263 505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19335473" calcext:value-type="float">
            <text:p>19 335 473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74866" calcext:value-type="float">
            <text:p>774 866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32" calcext:value-type="float">
            <text:p>23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05019" calcext:value-type="float">
            <text:p>705 019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670797" calcext:value-type="float">
            <text:p>4 670 79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5076" calcext:value-type="float">
            <text:p>5 076</text:p>
          </table:table-cell>
          <table:table-cell table:style-name="ce11" office:value-type="float" office:value="4825" calcext:value-type="float">
            <text:p>4 825</text:p>
          </table:table-cell>
          <table:table-cell table:style-name="ce11" office:value-type="float" office:value="210361695" calcext:value-type="float">
            <text:p>210 361 695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5539010" calcext:value-type="float">
            <text:p>5 539 010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85668" calcext:value-type="float">
            <text:p>985 66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4818" calcext:value-type="float">
            <text:p>4 818</text:p>
          </table:table-cell>
          <table:table-cell table:style-name="ce11" office:value-type="float" office:value="4645" calcext:value-type="float">
            <text:p>4 645</text:p>
          </table:table-cell>
          <table:table-cell table:style-name="ce11" office:value-type="float" office:value="189554378" calcext:value-type="float">
            <text:p>189 554 37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0987762" calcext:value-type="float">
            <text:p>10 987 762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5838" calcext:value-type="float">
            <text:p>15 838</text:p>
          </table:table-cell>
          <table:table-cell table:style-name="ce11" office:value-type="float" office:value="15092" calcext:value-type="float">
            <text:p>15 092</text:p>
          </table:table-cell>
          <table:table-cell table:style-name="ce11" office:value-type="float" office:value="810319861" calcext:value-type="float">
            <text:p>810 319 861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28876937" calcext:value-type="float">
            <text:p>28 876 937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3582882" calcext:value-type="float">
            <text:p>3 582 882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4209" calcext:value-type="float">
            <text:p>4 209</text:p>
          </table:table-cell>
          <table:table-cell table:style-name="ce11" office:value-type="float" office:value="3813" calcext:value-type="float">
            <text:p>3 813</text:p>
          </table:table-cell>
          <table:table-cell table:style-name="ce11" office:value-type="float" office:value="180516800" calcext:value-type="float">
            <text:p>180 516 800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15660514" calcext:value-type="float">
            <text:p>15 660 51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3835219" calcext:value-type="float">
            <text:p>13 835 21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934949" calcext:value-type="float">
            <text:p>1 934 94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3483" calcext:value-type="float">
            <text:p>13 483</text:p>
          </table:table-cell>
          <table:table-cell table:style-name="ce11" office:value-type="float" office:value="12867" calcext:value-type="float">
            <text:p>12 867</text:p>
          </table:table-cell>
          <table:table-cell table:style-name="ce11" office:value-type="float" office:value="625453664" calcext:value-type="float">
            <text:p>625 453 664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23077371" calcext:value-type="float">
            <text:p>23 077 371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9661749" calcext:value-type="float">
            <text:p>9 661 74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0905500" calcext:value-type="float">
            <text:p>10 905 50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6712" calcext:value-type="float">
            <text:p>6 712</text:p>
          </table:table-cell>
          <table:table-cell table:style-name="ce11" office:value-type="float" office:value="6362" calcext:value-type="float">
            <text:p>6 362</text:p>
          </table:table-cell>
          <table:table-cell table:style-name="ce11" office:value-type="float" office:value="254575058" calcext:value-type="float">
            <text:p>254 575 05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370" calcext:value-type="float">
            <text:p>1 370</text:p>
          </table:table-cell>
          <table:table-cell table:style-name="ce11" office:value-type="float" office:value="1182" calcext:value-type="float">
            <text:p>1 182</text:p>
          </table:table-cell>
          <table:table-cell table:style-name="ce11" office:value-type="float" office:value="31385127" calcext:value-type="float">
            <text:p>31 385 12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18254281" calcext:value-type="float">
            <text:p>18 254 28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20059" calcext:value-type="float">
            <text:p>720 05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3961" calcext:value-type="float">
            <text:p>3 961</text:p>
          </table:table-cell>
          <table:table-cell table:style-name="ce11" office:value-type="float" office:value="3666" calcext:value-type="float">
            <text:p>3 666</text:p>
          </table:table-cell>
          <table:table-cell table:style-name="ce11" office:value-type="float" office:value="147576543" calcext:value-type="float">
            <text:p>147 576 543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984" calcext:value-type="float">
            <text:p>1 984</text:p>
          </table:table-cell>
          <table:table-cell table:style-name="ce11" office:value-type="float" office:value="1699" calcext:value-type="float">
            <text:p>1 699</text:p>
          </table:table-cell>
          <table:table-cell table:style-name="ce11" office:value-type="float" office:value="45737416" calcext:value-type="float">
            <text:p>45 737 416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8520747" calcext:value-type="float">
            <text:p>8 520 74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8726488" calcext:value-type="float">
            <text:p>8 726 48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12" calcext:value-type="float">
            <text:p>412</text:p>
          </table:table-cell>
          <table:table-cell table:style-name="ce11" office:value-type="float" office:value="4689" calcext:value-type="float">
            <text:p>4 689</text:p>
          </table:table-cell>
          <table:table-cell table:style-name="ce11" office:value-type="float" office:value="4325" calcext:value-type="float">
            <text:p>4 325</text:p>
          </table:table-cell>
          <table:table-cell table:style-name="ce11" office:value-type="float" office:value="180735252" calcext:value-type="float">
            <text:p>180 735 252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1422228" calcext:value-type="float">
            <text:p>11 422 22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453" calcext:value-type="float">
            <text:p>4 453</text:p>
          </table:table-cell>
          <table:table-cell table:style-name="ce11" office:value-type="float" office:value="3691" calcext:value-type="float">
            <text:p>3 691</text:p>
          </table:table-cell>
          <table:table-cell table:style-name="ce11" office:value-type="float" office:value="103616545" calcext:value-type="float">
            <text:p>103 616 545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9824" calcext:value-type="float">
            <text:p>9 824</text:p>
          </table:table-cell>
          <table:table-cell table:style-name="ce11" office:value-type="float" office:value="9307" calcext:value-type="float">
            <text:p>9 307</text:p>
          </table:table-cell>
          <table:table-cell table:style-name="ce11" office:value-type="float" office:value="391161436" calcext:value-type="float">
            <text:p>391 161 4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26352338" calcext:value-type="float">
            <text:p>26 352 338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3490" calcext:value-type="float">
            <text:p>3 490</text:p>
          </table:table-cell>
          <table:table-cell table:style-name="ce11" office:value-type="float" office:value="2911" calcext:value-type="float">
            <text:p>2 911</text:p>
          </table:table-cell>
          <table:table-cell table:style-name="ce11" office:value-type="float" office:value="130063209" calcext:value-type="float">
            <text:p>130 063 209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695" calcext:value-type="float">
            <text:p>3 695</text:p>
          </table:table-cell>
          <table:table-cell table:style-name="ce11" office:value-type="float" office:value="3328" calcext:value-type="float">
            <text:p>3 328</text:p>
          </table:table-cell>
          <table:table-cell table:style-name="ce11" office:value-type="float" office:value="81368167" calcext:value-type="float">
            <text:p>81 368 167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566" calcext:value-type="float">
            <text:p>2 566</text:p>
          </table:table-cell>
          <table:table-cell table:style-name="ce11" office:value-type="float" office:value="2501" calcext:value-type="float">
            <text:p>2 501</text:p>
          </table:table-cell>
          <table:table-cell table:style-name="ce11" office:value-type="float" office:value="99776203" calcext:value-type="float">
            <text:p>99 776 20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19497931" calcext:value-type="float">
            <text:p>19 497 931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013" calcext:value-type="float">
            <text:p>1 013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31175132" calcext:value-type="float">
            <text:p>31 175 13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96" calcext:value-type="float">
            <text:p>2 096</text:p>
          </table:table-cell>
          <table:table-cell table:style-name="ce11" office:value-type="float" office:value="1802" calcext:value-type="float">
            <text:p>1 802</text:p>
          </table:table-cell>
          <table:table-cell table:style-name="ce11" office:value-type="float" office:value="44691665" calcext:value-type="float">
            <text:p>44 691 665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3977" calcext:value-type="float">
            <text:p>3 977</text:p>
          </table:table-cell>
          <table:table-cell table:style-name="ce11" office:value-type="float" office:value="3788" calcext:value-type="float">
            <text:p>3 788</text:p>
          </table:table-cell>
          <table:table-cell table:style-name="ce11" office:value-type="float" office:value="150527152" calcext:value-type="float">
            <text:p>150 527 15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52" calcext:value-type="float">
            <text:p>652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23878427" calcext:value-type="float">
            <text:p>23 878 427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76" calcext:value-type="float">
            <text:p>1 776</text:p>
          </table:table-cell>
          <table:table-cell table:style-name="ce11" office:value-type="float" office:value="1571" calcext:value-type="float">
            <text:p>1 571</text:p>
          </table:table-cell>
          <table:table-cell table:style-name="ce11" office:value-type="float" office:value="57887693" calcext:value-type="float">
            <text:p>57 887 69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22072795" calcext:value-type="float">
            <text:p>22 072 795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700" calcext:value-type="float">
            <text:p>4 700</text:p>
          </table:table-cell>
          <table:table-cell table:style-name="ce11" office:value-type="float" office:value="4502" calcext:value-type="float">
            <text:p>4 502</text:p>
          </table:table-cell>
          <table:table-cell table:style-name="ce11" office:value-type="float" office:value="196305628" calcext:value-type="float">
            <text:p>196 305 628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8" calcext:value-type="float">
            <text:p>308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0363296" calcext:value-type="float">
            <text:p>10 363 296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21967977" calcext:value-type="float">
            <text:p>21 967 97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8895707" calcext:value-type="float">
            <text:p>8 895 707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6244029" calcext:value-type="float">
            <text:p>6 244 029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5180" calcext:value-type="float">
            <text:p>5 180</text:p>
          </table:table-cell>
          <table:table-cell table:style-name="ce11" office:value-type="float" office:value="4923" calcext:value-type="float">
            <text:p>4 923</text:p>
          </table:table-cell>
          <table:table-cell table:style-name="ce11" office:value-type="float" office:value="215032492" calcext:value-type="float">
            <text:p>215 032 492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13101394" calcext:value-type="float">
            <text:p>13 101 394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018" calcext:value-type="float">
            <text:p>1 018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37818871" calcext:value-type="float">
            <text:p>37 818 871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6086548" calcext:value-type="float">
            <text:p>6 086 54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4840" calcext:value-type="float">
            <text:p>4 840</text:p>
          </table:table-cell>
          <table:table-cell table:style-name="ce11" office:value-type="float" office:value="4669" calcext:value-type="float">
            <text:p>4 669</text:p>
          </table:table-cell>
          <table:table-cell table:style-name="ce11" office:value-type="float" office:value="190540046" calcext:value-type="float">
            <text:p>190 540 046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8540359" calcext:value-type="float">
            <text:p>8 540 359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02" calcext:value-type="float">
            <text:p>502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18284002" calcext:value-type="float">
            <text:p>18 284 002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06" calcext:value-type="float">
            <text:p>1 406</text:p>
          </table:table-cell>
          <table:table-cell table:style-name="ce11" office:value-type="float" office:value="1293" calcext:value-type="float">
            <text:p>1 293</text:p>
          </table:table-cell>
          <table:table-cell table:style-name="ce11" office:value-type="float" office:value="39864699" calcext:value-type="float">
            <text:p>39 864 69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16405" calcext:value-type="float">
            <text:p>16 405</text:p>
          </table:table-cell>
          <table:table-cell table:style-name="ce11" office:value-type="float" office:value="15604" calcext:value-type="float">
            <text:p>15 604</text:p>
          </table:table-cell>
          <table:table-cell table:style-name="ce11" office:value-type="float" office:value="848025829" calcext:value-type="float">
            <text:p>848 025 829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9634318" calcext:value-type="float">
            <text:p>9 634 31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303" calcext:value-type="float">
            <text:p>5 303</text:p>
          </table:table-cell>
          <table:table-cell table:style-name="ce11" office:value-type="float" office:value="4418" calcext:value-type="float">
            <text:p>4 418</text:p>
          </table:table-cell>
          <table:table-cell table:style-name="ce11" office:value-type="float" office:value="188748110" calcext:value-type="float">
            <text:p>188 748 110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19243396" calcext:value-type="float">
            <text:p>19 243 396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49" calcext:value-type="float">
            <text:p>249</text:p>
          </table:table-cell>
          <table:table-cell table:style-name="ce11" office:value-type="float" office:value="4225" calcext:value-type="float">
            <text:p>4 225</text:p>
          </table:table-cell>
          <table:table-cell table:style-name="ce11" office:value-type="float" office:value="3828" calcext:value-type="float">
            <text:p>3 828</text:p>
          </table:table-cell>
          <table:table-cell table:style-name="ce11" office:value-type="float" office:value="181144964" calcext:value-type="float">
            <text:p>181 144 964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16" calcext:value-type="float">
            <text:p>11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565" calcext:value-type="float">
            <text:p>1 565</text:p>
          </table:table-cell>
          <table:table-cell table:style-name="ce11" office:value-type="float" office:value="1451" calcext:value-type="float">
            <text:p>1 451</text:p>
          </table:table-cell>
          <table:table-cell table:style-name="ce11" office:value-type="float" office:value="36912590" calcext:value-type="float">
            <text:p>36 912 59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13530" calcext:value-type="float">
            <text:p>13 530</text:p>
          </table:table-cell>
          <table:table-cell table:style-name="ce11" office:value-type="float" office:value="12909" calcext:value-type="float">
            <text:p>12 909</text:p>
          </table:table-cell>
          <table:table-cell table:style-name="ce11" office:value-type="float" office:value="627388613" calcext:value-type="float">
            <text:p>627 388 613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26820475" calcext:value-type="float">
            <text:p>26 820 475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847" calcext:value-type="float">
            <text:p>1 847</text:p>
          </table:table-cell>
          <table:table-cell table:style-name="ce11" office:value-type="float" office:value="1728" calcext:value-type="float">
            <text:p>1 728</text:p>
          </table:table-cell>
          <table:table-cell table:style-name="ce11" office:value-type="float" office:value="71618376" calcext:value-type="float">
            <text:p>71 618 37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876" calcext:value-type="float">
            <text:p>1 876</text:p>
          </table:table-cell>
          <table:table-cell table:style-name="ce11" office:value-type="float" office:value="1614" calcext:value-type="float">
            <text:p>1 614</text:p>
          </table:table-cell>
          <table:table-cell table:style-name="ce11" office:value-type="float" office:value="41046876" calcext:value-type="float">
            <text:p>41 046 876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6984" calcext:value-type="float">
            <text:p>6 984</text:p>
          </table:table-cell>
          <table:table-cell table:style-name="ce11" office:value-type="float" office:value="6607" calcext:value-type="float">
            <text:p>6 607</text:p>
          </table:table-cell>
          <table:table-cell table:style-name="ce11" office:value-type="float" office:value="265480558" calcext:value-type="float">
            <text:p>265 480 558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096" calcext:value-type="float">
            <text:p>1 096</text:p>
          </table:table-cell>
          <table:table-cell table:style-name="ce11" office:value-type="float" office:value="1004" calcext:value-type="float">
            <text:p>1 004</text:p>
          </table:table-cell>
          <table:table-cell table:style-name="ce11" office:value-type="float" office:value="31977269" calcext:value-type="float">
            <text:p>31 977 26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2853" calcext:value-type="float">
            <text:p>2 853</text:p>
          </table:table-cell>
          <table:table-cell table:style-name="ce11" office:value-type="float" office:value="2458" calcext:value-type="float">
            <text:p>2 458</text:p>
          </table:table-cell>
          <table:table-cell table:style-name="ce11" office:value-type="float" office:value="96240480" calcext:value-type="float">
            <text:p>96 240 480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900" calcext:value-type="float">
            <text:p>2 900</text:p>
          </table:table-cell>
          <table:table-cell table:style-name="ce11" office:value-type="float" office:value="2467" calcext:value-type="float">
            <text:p>2 467</text:p>
          </table:table-cell>
          <table:table-cell table:style-name="ce11" office:value-type="float" office:value="63991697" calcext:value-type="float">
            <text:p>63 991 697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3978" calcext:value-type="float">
            <text:p>3 978</text:p>
          </table:table-cell>
          <table:table-cell table:style-name="ce11" office:value-type="float" office:value="3682" calcext:value-type="float">
            <text:p>3 682</text:p>
          </table:table-cell>
          <table:table-cell table:style-name="ce11" office:value-type="float" office:value="148296602" calcext:value-type="float">
            <text:p>148 296 602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18486954" calcext:value-type="float">
            <text:p>18 486 954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288" calcext:value-type="float">
            <text:p>1 288</text:p>
          </table:table-cell>
          <table:table-cell table:style-name="ce11" office:value-type="float" office:value="1078" calcext:value-type="float">
            <text:p>1 078</text:p>
          </table:table-cell>
          <table:table-cell table:style-name="ce11" office:value-type="float" office:value="44021363" calcext:value-type="float">
            <text:p>44 021 363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19942975" calcext:value-type="float">
            <text:p>19 942 97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431" calcext:value-type="float">
            <text:p>431</text:p>
          </table:table-cell>
          <table:table-cell table:style-name="ce11" office:value-type="float" office:value="4899" calcext:value-type="float">
            <text:p>4 899</text:p>
          </table:table-cell>
          <table:table-cell table:style-name="ce11" office:value-type="float" office:value="4519" calcext:value-type="float">
            <text:p>4 519</text:p>
          </table:table-cell>
          <table:table-cell table:style-name="ce11" office:value-type="float" office:value="189461740" calcext:value-type="float">
            <text:p>189 461 740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UTRES SECTEURS D ACTIVITE DES MUTUELLES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87" calcext:value-type="float">
            <text:p>287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0018595" calcext:value-type="float">
            <text:p>10 018 595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SANTE HUMAINE (QA)</text:p>
          </table:table-cell>
          <table:table-cell table:style-name="ce6" office:value-type="string" calcext:value-type="string">
            <text:p>Ensemble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644" calcext:value-type="float">
            <text:p>1 644</text:p>
          </table:table-cell>
          <table:table-cell table:style-name="ce11" office:value-type="float" office:value="1310" calcext:value-type="float">
            <text:p>1 310</text:p>
          </table:table-cell>
          <table:table-cell table:style-name="ce11" office:value-type="float" office:value="62263497" calcext:value-type="float">
            <text:p>62 263 497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245" calcext:value-type="float">
            <text:p>1 24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25738336" calcext:value-type="float">
            <text:p>25 738 3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3208" calcext:value-type="float">
            <text:p>3 208</text:p>
          </table:table-cell>
          <table:table-cell table:style-name="ce11" office:value-type="float" office:value="2732" calcext:value-type="float">
            <text:p>2 732</text:p>
          </table:table-cell>
          <table:table-cell table:style-name="ce11" office:value-type="float" office:value="77878209" calcext:value-type="float">
            <text:p>77 878 209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462" calcext:value-type="float">
            <text:p>46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16303136" calcext:value-type="float">
            <text:p>16 303 136</text:p>
          </table:table-cell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9362" calcext:value-type="float">
            <text:p>9 362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374858300" calcext:value-type="float">
            <text:p>374 858 300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693" calcext:value-type="float">
            <text:p>1 693</text:p>
          </table:table-cell>
          <table:table-cell table:style-name="ce11" office:value-type="float" office:value="1607" calcext:value-type="float">
            <text:p>1 607</text:p>
          </table:table-cell>
          <table:table-cell table:style-name="ce11" office:value-type="float" office:value="33167404" calcext:value-type="float">
            <text:p>33 167 404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002" calcext:value-type="float">
            <text:p>2 002</text:p>
          </table:table-cell>
          <table:table-cell table:style-name="ce11" office:value-type="float" office:value="1721" calcext:value-type="float">
            <text:p>1 721</text:p>
          </table:table-cell>
          <table:table-cell table:style-name="ce11" office:value-type="float" office:value="48200763" calcext:value-type="float">
            <text:p>48 200 76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72793" calcext:value-type="float">
            <text:p>1 072 793</text:p>
          </table:table-cell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539" calcext:value-type="float">
            <text:p>2 539</text:p>
          </table:table-cell>
          <table:table-cell table:style-name="ce11" office:value-type="float" office:value="2476" calcext:value-type="float">
            <text:p>2 476</text:p>
          </table:table-cell>
          <table:table-cell table:style-name="ce11" office:value-type="float" office:value="98703410" calcext:value-type="float">
            <text:p>98 703 410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12" calcext:value-type="float">
            <text:p>71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12737813" calcext:value-type="float">
            <text:p>12 737 813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384" calcext:value-type="float">
            <text:p>1 384</text:p>
          </table:table-cell>
          <table:table-cell table:style-name="ce11" office:value-type="float" office:value="1195" calcext:value-type="float">
            <text:p>1 195</text:p>
          </table:table-cell>
          <table:table-cell table:style-name="ce11" office:value-type="float" office:value="31953852" calcext:value-type="float">
            <text:p>31 953 85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3816952" calcext:value-type="float">
            <text:p>3 816 952</text:p>
          </table:table-cell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3880" calcext:value-type="float">
            <text:p>3 880</text:p>
          </table:table-cell>
          <table:table-cell table:style-name="ce11" office:value-type="float" office:value="3696" calcext:value-type="float">
            <text:p>3 696</text:p>
          </table:table-cell>
          <table:table-cell table:style-name="ce11" office:value-type="float" office:value="146710200" calcext:value-type="float">
            <text:p>146 710 200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2737322" calcext:value-type="float">
            <text:p>2 737 322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696" calcext:value-type="float">
            <text:p>696</text:p>
          </table:table-cell>
          <table:table-cell table:style-name="ce11" office:value-type="float" office:value="19335473" calcext:value-type="float">
            <text:p>19 335 47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9042123" calcext:value-type="float">
            <text:p>9 042 123</text:p>
          </table:table-cell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string" calcext:value-type="string">
            <text:p>s</text:p>
          </table:table-cell>
          <table:table-cell table:style-name="ce11" office:value-type="float" office:value="187263505" calcext:value-type="float">
            <text:p>187 263 505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74866" calcext:value-type="float">
            <text:p>774 866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32" calcext:value-type="float">
            <text:p>232</text:p>
          </table:table-cell>
          <table:table-cell table:number-columns-repeated="2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05019" calcext:value-type="float">
            <text:p>705 019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5539010" calcext:value-type="float">
            <text:p>5 539 010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4670797" calcext:value-type="float">
            <text:p>4 670 797</text:p>
          </table:table-cell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5076" calcext:value-type="float">
            <text:p>5 076</text:p>
          </table:table-cell>
          <table:table-cell table:style-name="ce11" office:value-type="float" office:value="4825" calcext:value-type="float">
            <text:p>4 825</text:p>
          </table:table-cell>
          <table:table-cell table:style-name="ce11" office:value-type="float" office:value="210361695" calcext:value-type="float">
            <text:p>210 361 695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12580763" calcext:value-type="float">
            <text:p>12 580 763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85668" calcext:value-type="float">
            <text:p>985 668</text:p>
          </table:table-cell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57" calcext:value-type="float">
            <text:p>357</text:p>
          </table:table-cell>
          <table:table-cell table:style-name="ce11" office:value-type="float" office:value="4818" calcext:value-type="float">
            <text:p>4 818</text:p>
          </table:table-cell>
          <table:table-cell table:style-name="ce11" office:value-type="float" office:value="4645" calcext:value-type="float">
            <text:p>4 645</text:p>
          </table:table-cell>
          <table:table-cell table:style-name="ce11" office:value-type="float" office:value="189554378" calcext:value-type="float">
            <text:p>189 554 378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10987762" calcext:value-type="float">
            <text:p>10 987 762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029" calcext:value-type="float">
            <text:p>1 029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28876937" calcext:value-type="float">
            <text:p>28 876 937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5838" calcext:value-type="float">
            <text:p>15 838</text:p>
          </table:table-cell>
          <table:table-cell table:style-name="ce11" office:value-type="float" office:value="15092" calcext:value-type="float">
            <text:p>15 092</text:p>
          </table:table-cell>
          <table:table-cell table:style-name="ce11" office:value-type="float" office:value="810319861" calcext:value-type="float">
            <text:p>810 319 861</text:p>
          </table:table-cell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21296943" calcext:value-type="float">
            <text:p>21 296 943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3582882" calcext:value-type="float">
            <text:p>3 582 882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15660514" calcext:value-type="float">
            <text:p>15 660 514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s services financiers hors assurance et caisse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s</text:p>
          </table:table-cell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4209" calcext:value-type="float">
            <text:p>4 209</text:p>
          </table:table-cell>
          <table:table-cell table:style-name="ce11" office:value-type="float" office:value="3813" calcext:value-type="float">
            <text:p>3 813</text:p>
          </table:table-cell>
          <table:table-cell table:style-name="ce11" office:value-type="float" office:value="180516800" calcext:value-type="float">
            <text:p>180 516 800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610" calcext:value-type="float">
            <text:p>610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3835219" calcext:value-type="float">
            <text:p>13 835 21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891" calcext:value-type="float">
            <text:p>891</text:p>
          </table:table-cell>
          <table:table-cell table:style-name="ce11" office:value-type="float" office:value="23077371" calcext:value-type="float">
            <text:p>23 077 371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934949" calcext:value-type="float">
            <text:p>1 934 949</text:p>
          </table:table-cell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3483" calcext:value-type="float">
            <text:p>13 483</text:p>
          </table:table-cell>
          <table:table-cell table:style-name="ce11" office:value-type="float" office:value="12867" calcext:value-type="float">
            <text:p>12 867</text:p>
          </table:table-cell>
          <table:table-cell table:style-name="ce11" office:value-type="float" office:value="625453664" calcext:value-type="float">
            <text:p>625 453 664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9661749" calcext:value-type="float">
            <text:p>9 661 749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370" calcext:value-type="float">
            <text:p>1 370</text:p>
          </table:table-cell>
          <table:table-cell table:style-name="ce11" office:value-type="float" office:value="1182" calcext:value-type="float">
            <text:p>1 182</text:p>
          </table:table-cell>
          <table:table-cell table:style-name="ce11" office:value-type="float" office:value="31385127" calcext:value-type="float">
            <text:p>31 385 127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10905500" calcext:value-type="float">
            <text:p>10 905 500</text:p>
          </table:table-cell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6712" calcext:value-type="float">
            <text:p>6 712</text:p>
          </table:table-cell>
          <table:table-cell table:style-name="ce11" office:value-type="float" office:value="6362" calcext:value-type="float">
            <text:p>6 362</text:p>
          </table:table-cell>
          <table:table-cell table:style-name="ce11" office:value-type="float" office:value="254575058" calcext:value-type="float">
            <text:p>254 575 058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18254281" calcext:value-type="float">
            <text:p>18 254 281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984" calcext:value-type="float">
            <text:p>1 984</text:p>
          </table:table-cell>
          <table:table-cell table:style-name="ce11" office:value-type="float" office:value="1699" calcext:value-type="float">
            <text:p>1 699</text:p>
          </table:table-cell>
          <table:table-cell table:style-name="ce11" office:value-type="float" office:value="45737416" calcext:value-type="float">
            <text:p>45 737 416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720059" calcext:value-type="float">
            <text:p>720 059</text:p>
          </table:table-cell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ssurances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3961" calcext:value-type="float">
            <text:p>3 961</text:p>
          </table:table-cell>
          <table:table-cell table:style-name="ce11" office:value-type="float" office:value="3666" calcext:value-type="float">
            <text:p>3 666</text:p>
          </table:table-cell>
          <table:table-cell table:style-name="ce11" office:value-type="float" office:value="147576543" calcext:value-type="float">
            <text:p>147 576 543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Action sociale sans hebergement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52" calcext:value-type="float">
            <text:p>452</text:p>
          </table:table-cell>
          <table:table-cell table:style-name="ce11" office:value-type="float" office:value="384" calcext:value-type="float">
            <text:p>384</text:p>
          </table:table-cell>
          <table:table-cell table:style-name="ce11" office:value-type="float" office:value="8520747" calcext:value-type="float">
            <text:p>8 520 747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ON SOCIALE (QB)</text:p>
          </table:table-cell>
          <table:table-cell table:style-name="ce6" office:value-type="string" calcext:value-type="string">
            <text:p>Hebergement medico-social et social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1422228" calcext:value-type="float">
            <text:p>11 422 228</text:p>
          </table:table-cell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ACTIVITES FINANCIERES ET ASSURANCES (KZ)</text:p>
          </table:table-cell>
          <table:table-cell table:style-name="ce6" office:value-type="string" calcext:value-type="string">
            <text:p>Activites de services financiers et d assurance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94" calcext:value-type="float">
            <text:p>194</text:p>
          </table:table-cell>
          <table:table-cell table:style-name="ce11" office:value-type="float" office:value="8726488" calcext:value-type="float">
            <text:p>8 726 488</text:p>
          </table:table-cell>
        </table:table-row>
        <table:table-row table:style-name="ro2"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ACTIVITES FINANCIERES ET ASSURANCES (KZ)</text:p>
          </table:table-cell>
          <table:table-cell table:style-name="ce7" office:value-type="string" calcext:value-type="string">
            <text:p>Assurances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4689" calcext:value-type="float">
            <text:p>4 689</text:p>
          </table:table-cell>
          <table:table-cell table:style-name="ce12" office:value-type="float" office:value="4325" calcext:value-type="float">
            <text:p>4 325</text:p>
          </table:table-cell>
          <table:table-cell table:style-name="ce12" office:value-type="float" office:value="180735252" calcext:value-type="float">
            <text:p>180 735 252</text:p>
          </table:table-cell>
        </table:table-row>
        <table:table-row table:style-name="ro2" table:number-rows-repeated="10483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TC23.A10:TC23.G220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9:27:03.323000000</dc:date>
    <dc:creator>Régis Arthaut</dc:creator>
    <meta:editing-duration>PT3M27S</meta:editing-duration>
    <meta:editing-cycles>1</meta:editing-cycles>
    <meta:document-statistic meta:table-count="1" meta:cell-count="1489" meta:object-count="0"/>
    <meta:generator>LibreOffice/6.4.7.2$Windows_X86_64 LibreOffice_project/639b8ac485750d5696d7590a72ef1b496725cfb5</meta:generator>
  </office:meta>
</office:document-meta>
</file>